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9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vit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23-04-03" calcext:value-type="date">
            <text:p>03/04/23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table:style-name="ce2" office:value-type="date" office:date-value="2023-04-04" calcext:value-type="date">
            <text:p>04/0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eting</text:p>
          </table:table-cell>
        </table:table-row>
        <table:table-row table:style-name="ro1">
          <table:table-cell table:style-name="ce2" office:value-type="date" office:date-value="2023-04-05" calcext:value-type="date">
            <text:p>05/04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</text:p>
          </table:table-cell>
        </table:table-row>
        <table:table-row table:style-name="ro1">
          <table:table-cell table:style-name="ce2" office:value-type="date" office:date-value="2023-04-05" calcext:value-type="date">
            <text:p>05/04/2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table:style-name="ce2" office:value-type="date" office:date-value="2023-04-06" calcext:value-type="date">
            <text:p>06/0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orting</text:p>
          </table:table-cell>
        </table:table-row>
        <table:table-row table:style-name="ro1">
          <table:table-cell table:style-name="ce2" office:value-type="date" office:date-value="2023-04-07" calcext:value-type="date">
            <text:p>07/04/23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style-name="ce2" office:value-type="date" office:date-value="2023-04-10" calcext:value-type="date">
            <text:p>10/0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style-name="ce2" office:value-type="date" office:date-value="2023-04-11" calcext:value-type="date">
            <text:p>11/0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table:style-name="ce2" office:value-type="date" office:date-value="2023-04-12" calcext:value-type="date">
            <text:p>12/0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table:style-name="ce2" office:value-type="date" office:date-value="2023-04-13" calcext:value-type="date">
            <text:p>13/0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table:style-name="ce2" office:value-type="date" office:date-value="2023-04-14" calcext:value-type="date">
            <text:p>14/04/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Christophe Fabre</meta:initial-creator>
    <meta:creation-date>2023-04-18T15:28:29.127354022</meta:creation-date>
    <meta:generator>LibreOffice/7.4.0.3$MacOSX_AARCH64 LibreOffice_project/f85e47c08ddd19c015c0114a68350214f7066f5a</meta:generator>
    <dc:date>2023-04-18T15:33:59.272175820</dc:date>
    <dc:creator>Jean-Christophe Fabre</dc:creator>
    <meta:editing-duration>PT5M28S</meta:editing-duration>
    <meta:editing-cycles>5</meta:editing-cycles>
    <meta:document-statistic meta:table-count="1" meta:cell-count="36" meta:object-count="0"/>
  </office:meta>
</office:document-meta>
</file>